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2a9" officeooo:paragraph-rsid="001652a9"/>
    </style:style>
    <style:style style:name="P2" style:family="paragraph">
      <style:paragraph-properties fo:text-align="center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2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5pt" style:font-size-asian="15pt" style:font-size-complex="15pt"/>
    </style:style>
    <style:style style:name="gr1" style:family="graphic">
      <style:graphic-properties draw:textarea-horizontal-align="justify" draw:textarea-vertical-align="middle" draw:auto-grow-height="false" fo:min-height="0.7244in" fo:min-width="2.2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835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354in" fo:min-width="2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382in" fo:min-width="0.0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102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5937in" fo:min-width="2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583in" fo:min-width="1.1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646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0161in" fo:min-width="0.5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011in" fo:min-width="0.6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5201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5201in" fo:min-width="0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5311in" fo:min-width="1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5311in" fo:min-width="1.8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6492in" fo:min-width="2.4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1736in" fo:min-width="0.151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2.3752in" svg:height="0.8024in" svg:x="2.2484in" svg:y="-0.1098in"><text:p text:style-name="P2"><text:span text:style-name="T1">Sta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0.1043in" svg:height="0.4378in" svg:x="3.3839in" svg:y="0.69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3" draw:style-name="gr3" draw:text-style-name="P4" svg:width="2.0941in" svg:height="0.6358in" svg:x="2.4047in" svg:y="1.1299in"><text:p text:style-name="P2"><text:span text:style-name="T2">Läs in vikt (hg)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5" svg:width="0.1157in" svg:height="0.3862in" svg:x="3.4984in" svg:y="2.05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5" draw:style-name="gr5" svg:width="0.1043in" svg:height="0.3543in" svg:x="3.4362in" svg:y="1.7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6" draw:style-name="gr6" draw:text-style-name="P6" svg:width="2.0524in" svg:height="0.5941in" svg:x="2.4571in" svg:y="2.1508in"><text:p text:style-name="P2"><text:span text:style-name="T2">Läs in pris (hg/kg)</text:span></text:p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6" svg:width="2.3858in" svg:height="0.9169in" svg:x="2.3736in" svg:y="3.0465in"><text:p text:style-name="P2"><text:span text:style-name="T2">Vikt &gt;0,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Shape8" draw:style-name="gr8" svg:width="0.115in" svg:height="0.3024in" svg:x="3.478in" svg:y="2.744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9" draw:style-name="gr9" svg:width="0.6461in" svg:height="0.0315in" svg:x="1.728in" svg:y="3.48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0" draw:style-name="gr10" svg:width="0.7606in" svg:height="0.0213in" svg:x="4.7591in" svg:y="3.504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11" draw:style-name="gr11" svg:width="0.115in" svg:height="0.5941in" svg:x="1.728in" svg:y="3.51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2" draw:style-name="gr12" svg:width="0.0835in" svg:height="0.5941in" svg:x="5.4362in" svg:y="3.5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13" draw:style-name="gr13" draw:text-style-name="P4" svg:width="1.5835in" svg:height="0.5315in" svg:x="4.7382in" svg:y="4.1299in"><text:p text:style-name="P2"><text:span text:style-name="T2">Kostnad=</text:span></text:p><text:p text:style-name="P2"><text:span text:style-name="T2">Vikt x pris</text:span></text:p><draw:enhanced-geometry svg:viewBox="0 0 21600 21600" draw:type="rectangle" draw:enhanced-path="M 0 0 L 21600 0 21600 21600 0 21600 0 0 Z N"/></draw:custom-shape><draw:custom-shape text:anchor-type="paragraph" draw:z-index="13" draw:name="Shape14" draw:style-name="gr14" draw:text-style-name="P4" svg:width="1.8024in" svg:height="0.5315in" svg:x="0.9362in" svg:y="4.0984in"><text:p text:style-name="P2"><text:span text:style-name="T2">Kostnad=</text:span></text:p><text:p text:style-name="P2"><text:span text:style-name="T2">0.9 x vikt x pris</text:span></text:p><draw:enhanced-geometry svg:viewBox="0 0 21600 21600" draw:type="rectangle" draw:enhanced-path="M 0 0 L 21600 0 21600 21600 0 21600 0 0 Z N"/></draw:custom-shape><draw:custom-shape text:anchor-type="paragraph" draw:z-index="14" draw:name="Shape15" draw:style-name="gr15" draw:text-style-name="P4" svg:width="2.5004in" svg:height="0.7189in" svg:x="2.4882in" svg:y="5.4945in"><text:p text:style-name="P4"><text:span text:style-name="T2">Stop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ath text:anchor-type="paragraph" draw:z-index="15" draw:name="Shape16" draw:style-name="gr16" draw:text-style-name="P2" svg:width="0.6768in" svg:height="0.0417in" draw:transform="rotate (-1.5707963267949) translate (5.49889755915934in 4.70277777777778in)" svg:viewBox="0 0 1720 107" svg:d="M0 27c302 32 596-15 900-26 285-11 539 91 820 79v27"><text:p/></draw:path><draw:path text:anchor-type="paragraph" draw:z-index="16" draw:name="Shape17" draw:style-name="gr16" draw:text-style-name="P2" svg:width="3.6323in" svg:height="0.7394in" svg:x="1.7827in" svg:y="4.6508in" svg:viewBox="0 0 9227 1879" svg:d="M9227 1879c-303-112-625-219-953-186-345 36-689-82-1031-53-385 34-759-19-1138 0-379 20-759 0-1138 0-300 0-603-12-899 0-461 20-916-43-1376 0-362 35-723 4-1085 27-335 21-679 69-1006 0-224-48-703 293-582-238 73-318 52-656 0-979l27-265v-185"><text:p/></draw:path><draw:custom-shape text:anchor-type="paragraph" draw:z-index="17" draw:name="Shape18" draw:style-name="gr17" svg:width="0.3024in" svg:height="0.198in" svg:x="3.5717in" svg:y="5.29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9:45:55.326448061</meta:creation-date>
    <dc:date>2017-11-28T10:12:19.138251474</dc:date>
    <meta:editing-duration>PT3M40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